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alysis Model</text:h>
      <text:p text:style-name="Text_20_body">Es tracta d'un model descriptiu dels casos d'us del sistema que ens representa els objectes i tot el conjunt de relacions entre ells.</text:p>
      <text:p text:style-name="Text_20_body">Arquitectura en capes</text:p>
      <text:p text:style-name="Text_20_body">Per a la contrucció del sistema em optat per un disseny en 3 capes, degut a que és el disseny que més coneixiem, i a més a més, ens proporciona les característiques necessaries per a la contrucció del sistema com poden ser la canviabilitat i l'usabilitat dels diferents components pels que està format el sistema.</text:p>
      <text:p text:style-name="Text_20_body">A continuació procedirem a descriure cadascuna de les capes i la seva funcionalitat:</text:p>
      <text:list text:style-name="L1">
        <text:list-item>
          <text:p text:style-name="P2">Capa presentació: Aqueta capa s'encarrega basicament de tot el conjunt d'interaccions entre l'usuari i el sistema. La podriem definir com el mur que separà el món real conceptualitzat per l'usuari i la caixa negra que representa el sistema i que serà l'encarregada de realitzar totes les accions.</text:p>
        </text:list-item>
        <text:list-item>
          <text:p text:style-name="P2">Capa domini: Aquesta capa serà la que rebrà tota la informació que l'usuari a aportat al sistema. Aquesta informació haurà passat un primer filtre que haurà comprovat la totes aquelles precondicions existents a les operacions d'aquesta capa. </text:p>
        </text:list-item>
        <text:list-item>
          <text:p text:style-name="P2">Capa de dades: Aquesta capa conté les entitats o objectes de baix nivell que representen la informació estàtica del sistema. Aquesta capa és pot veure com un repositori de dades que es modifica si l'usuari realitza peticions a la capa d'interficie, que són transmesses mitjaçant la capa d'aplicació.</text:p>
        </text:list-item>
      </text:list>
      <text:p text:style-name="Text_20_body">A continuació procedirem a descriure per a cadascuna de les capes els packages que conté.</text:p>
      <text:h text:style-name="Heading_20_4" text:outline-level="4">Capa presentació</text:h>
      <text:p text:style-name="Text_20_body">A continuació realitzarem una breu del contingut dels packages d'aquesta capa.</text:p>
      <text:p text:style-name="Text_20_body">Package &lt;GestioComandesContractes&gt;</text:p>
      <text:p text:style-name="Text_20_body">Package&lt;Planificacio&gt;</text:p>
      <text:p text:style-name="Text_20_body">Package&lt;SistemaEntregaRecepcio&gt;</text:p>
      <text:h text:style-name="Heading_20_4" text:outline-level="4">Capa domini</text:h>
      <text:p text:style-name="Text_20_body">Package &lt;GestioComandesContractes&gt;</text:p>
      <text:p text:style-name="Text_20_body">Package&lt;Planificacio&gt;</text:p>
      <text:p text:style-name="Text_20_body">Package&lt;SistemaEntregaRecepcio&gt;</text:p>
      <text:h text:style-name="Heading_20_4" text:outline-level="4">Capa dades</text:h>
      <text:p text:style-name="Text_20_body">Package &lt;GestioComandesContractes&gt;</text:p>
      <text:p text:style-name="Text_20_body">Package&lt;Planificacio&gt;</text:p>
      <text:p text:style-name="Text_20_body">Package&lt;SistemaEntregaRecepcio&gt;</text:p>
      <text:p text:style-name="Text_20_body">Package&lt;GestioClients&gt;</text:p>
      <text:p text:style-name="Text_20_body">Package&lt;SistemaFinancer&gt;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5T00:03:46</dc:date>
    <dc:language>es-ES</dc:language>
    <meta:editing-cycles>44</meta:editing-cycles>
    <meta:editing-duration>PT04H21M39S</meta:editing-duration>
    <meta:document-statistic meta:table-count="0" meta:image-count="0" meta:object-count="0" meta:page-count="2" meta:paragraph-count="24" meta:word-count="277" meta:character-count="191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